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6000000FFD8B88015.jpg" manifest:media-type="image/jpeg"/>
  <manifest:file-entry manifest:full-path="Pictures/10000000000001C6000000FF47559D84.jpg" manifest:media-type="image/jpeg"/>
  <manifest:file-entry manifest:full-path="Pictures/10000000000001C6000000FFB4D9E5CA.jpg" manifest:media-type="image/jpeg"/>
  <manifest:file-entry manifest:full-path="Pictures/10000000000001D200000108CB84D40E.jpg" manifest:media-type="image/jpeg"/>
  <manifest:file-entry manifest:full-path="Pictures/10000000000001C6000000F8D447462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y="0cm" svg:width="7.999cm" svg:height="5.001cm" draw:z-index="0"><draw:image xlink:href="Pictures/10000000000001C6000000F8D4474628.jpg" xlink:type="simple" xlink:show="embed" xlink:actuate="onLoad"/></draw:frame><draw:frame draw:style-name="fr2" draw:name="Image3" text:anchor-type="paragraph" svg:x="0.81cm" svg:y="6.544cm" svg:width="12.012cm" svg:height="6.747cm" draw:z-index="1"><draw:image xlink:href="Pictures/10000000000001C6000000FFB4D9E5CA.jpg" xlink:type="simple" xlink:show="embed" xlink:actuate="onLoad"/></draw:frame><draw:frame draw:style-name="fr2" draw:name="Image4" text:anchor-type="paragraph" svg:x="6.989cm" svg:y="9.525cm" svg:width="12.012cm" svg:height="6.747cm" draw:z-index="2"><draw:image xlink:href="Pictures/10000000000001C6000000FF47559D84.jpg" xlink:type="simple" xlink:show="embed" xlink:actuate="onLoad"/></draw:frame><draw:frame draw:style-name="fr2" draw:name="Image5" text:anchor-type="paragraph" svg:x="-2.529cm" svg:y="13.817cm" svg:width="12.012cm" svg:height="6.747cm" draw:z-index="3"><draw:image xlink:href="Pictures/10000000000001C6000000FFD8B88015.jpg" xlink:type="simple" xlink:show="embed" xlink:actuate="onLoad"/></draw:frame><draw:frame draw:style-name="fr2" draw:name="Image2" text:anchor-type="paragraph" svg:x="8.999cm" svg:y="0.168cm" svg:width="7.999cm" svg:height="5.001cm" draw:z-index="4"><draw:image xlink:href="Pictures/10000000000001D200000108CB84D40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20:55:20.101360891</meta:creation-date>
    <dc:date>2015-10-30T20:59:30.372224901</dc:date>
    <meta:editing-duration>PT4M10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4.3.7.2$Linux_X86_64 LibreOffice_project/430m0$Build-2</meta:generator>
  </office:meta>
</office:document-meta>
</file>